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c7df" officeooo:paragraph-rsid="0005c7df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5c7df" officeooo:paragraph-rsid="0005c7df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5c7df" officeooo:paragraph-rsid="0005c7df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officeooo:rsid="0005c7df" officeooo:paragraph-rsid="0005c7df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LIFORNIA STATE UNIVERSITY, SAN BERNARDINO</text:p>
      <text:p text:style-name="P2">SCHOOL OF COMPUTER SCIENCE &amp; ENGINEERING</text:p>
      <text:p text:style-name="P1"/>
      <text:p text:style-name="P1"/>
      <text:p text:style-name="P3">CSE 572 F15: Database Design Project</text:p>
      <text:p text:style-name="P1"/>
      <text:p text:style-name="P1"/>
      <text:p text:style-name="P1"/>
      <text:p text:style-name="P1"/>
      <text:p text:style-name="P1"/>
      <text:p text:style-name="P1"/>
      <text:p text:style-name="P3">PROJECT OPTION</text:p>
      <text:p text:style-name="P1">Coyote Manufacturing Inc.</text:p>
      <text:p text:style-name="P1"/>
      <text:p text:style-name="P1"/>
      <text:p text:style-name="P1"/>
      <text:p text:style-name="P1"/>
      <text:p text:style-name="P1"/>
      <text:p text:style-name="P4"/>
      <text:p text:style-name="P3">TEAM NAME</text:p>
      <text:p text:style-name="P1">Data Breach Exterminators</text:p>
      <text:p text:style-name="P1"/>
      <text:p text:style-name="P1"/>
      <text:p text:style-name="P1"/>
      <text:p text:style-name="P4"/>
      <text:p text:style-name="P3">TEAM LEADER</text:p>
      <text:p text:style-name="P1">Joshua Dunham</text:p>
      <text:p text:style-name="P1"/>
      <text:p text:style-name="P1"/>
      <text:p text:style-name="P1"/>
      <text:p text:style-name="P4"/>
      <text:p text:style-name="P3">TEAM MEMBERS</text:p>
      <text:p text:style-name="P1">Edidiong Ekpa</text:p>
      <text:p text:style-name="P1">Edgar Panduro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19:29:13.321000000</meta:creation-date>
    <dc:date>2015-11-10T19:35:46.591000000</dc:date>
    <meta:editing-duration>PT6M36S</meta:editing-duration>
    <meta:editing-cycles>1</meta:editing-cycles>
    <meta:document-statistic meta:table-count="0" meta:image-count="0" meta:object-count="0" meta:page-count="1" meta:paragraph-count="12" meta:word-count="37" meta:character-count="254" meta:non-whitespace-character-count="229"/>
    <meta:generator>LibreOffice/5.0.3.2$Windows_x86 LibreOffice_project/e5f16313668ac592c1bfb310f4390624e3dbfb75</meta:generator>
  </office:meta>
</office:document-meta>
</file>